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angal1" svg:font-family="Mangal"/>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officeooo:paragraph-rsid="00072ba7"/>
    </style:style>
    <style:style style:name="P3" style:family="paragraph" style:parent-style-name="Standard">
      <style:text-properties officeooo:paragraph-rsid="000bec85"/>
    </style:style>
    <style:style style:name="P4" style:family="paragraph" style:parent-style-name="Standard" style:master-page-name="Standard">
      <style:paragraph-properties style:page-number="auto"/>
      <style:text-properties fo:font-size="11pt" style:font-size-asian="11pt" style:font-size-complex="11pt"/>
    </style:style>
    <style:style style:name="P5" style:family="paragraph" style:parent-style-name="Standard">
      <style:text-properties fo:font-size="11pt" style:font-size-asian="11pt" style:font-size-complex="11pt"/>
    </style:style>
    <style:style style:name="P6" style:family="paragraph" style:parent-style-name="Standard">
      <style:text-properties fo:font-size="11pt" officeooo:paragraph-rsid="000bec85" style:font-size-asian="11pt" style:font-size-complex="11pt"/>
    </style:style>
    <style:style style:name="T1" style:family="text">
      <style:text-properties fo:font-size="11pt" style:font-size-asian="11pt" style:font-size-complex="11pt"/>
    </style:style>
    <style:style style:name="T2" style:family="text">
      <style:text-properties fo:font-size="11pt" officeooo:rsid="00077c4b" style:font-size-asian="11pt" style:font-size-complex="11pt"/>
    </style:style>
    <style:style style:name="T3" style:family="text">
      <style:text-properties fo:font-size="11pt" officeooo:rsid="0007d71a" style:font-size-asian="11pt" style:font-size-complex="11pt"/>
    </style:style>
    <style:style style:name="T4" style:family="text">
      <style:text-properties fo:font-size="11pt" officeooo:rsid="00094f6b" style:font-size-asian="11pt" style:font-size-complex="11pt"/>
    </style:style>
    <style:style style:name="T5" style:family="text">
      <style:text-properties fo:font-size="11pt" fo:font-style="italic" style:font-size-asian="11pt" style:font-style-asian="italic" style:font-size-complex="11pt"/>
    </style:style>
    <style:style style:name="T6" style:family="text">
      <style:text-properties fo:font-style="italic" style:font-style-asian="italic"/>
    </style:style>
    <style:style style:name="T7" style:family="text">
      <style:text-properties fo:font-variant="normal" fo:text-transform="none" style:use-window-font-color="true" style:font-name="Times New Roman" fo:font-size="11pt" fo:letter-spacing="normal" fo:language="en" fo:country="US" fo:font-style="normal" fo:font-weight="normal" style:font-name-asian="Times New Roman" style:font-size-asian="11pt" style:font-name-complex="Times New Roman" style:font-size-complex="11pt" style:language-complex="ar" style:country-complex="SA"/>
    </style:style>
    <style:style style:name="T8" style:family="text">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orge S. Atkins, Ph.D.</text:p>
      <text:p text:style-name="P1">223 Robin Road</text:p>
      <text:p text:style-name="P1">Mt. Airy, NC 27030</text:p>
      <text:p text:style-name="P1">(336)789-2752</text:p>
      <text:p text:style-name="P1"/>
      <text:p text:style-name="Standard"><text:span text:style-name="T1">November 16, 20</text:span><text:span text:style-name="T4">13</text:span></text:p>
      <text:p text:style-name="P1"/>
      <text:p text:style-name="P1">To Whom It May Concern:</text:p>
      <text:p text:style-name="P1"/>
      <text:p text:style-name="P2"><text:span text:style-name="T1">I am an experienced leader with progressively responsible positions in higher education. My professional background, complemented by creative and innovative leadership, and strong interpersonal and communication skills, makes me an excellent candidate for the position of</text:span><text:span text:style-name="T8"> </text:span><text:span text:style-name="T7">Evaluator, Research in Education, Curriculum and Instruction</text:span><text:span text:style-name="T1"> Western Governors University. My expertise includes an in-depth understanding of educational leadership, curriculum and instruction, supervision, institutional planning and assessment, and college administration. </text:span></text:p>
      <text:p text:style-name="P1"/>
      <text:p text:style-name="Standard"><text:span text:style-name="T1">My </text:span><text:span text:style-name="T2">respon</text:span><text:span text:style-name="T1">sibilities as Vice-President for Academic and Student Affairs at </text:span><text:span text:style-name="T3">both </text:span><text:span text:style-name="T1">Surry Community Colleg</text:span><text:span text:style-name="T3">e</text:span><text:span text:style-name="T1"> </text:span><text:span text:style-name="T2">and Edison State College</text:span><text:span text:style-name="T1"> </text:span><text:span text:style-name="T3">in North Carolina and Florida, respectively, </text:span><text:span text:style-name="T1">include</text:span><text:span text:style-name="T2">d</text:span><text:span text:style-name="T1"> supervision of Curriculum Instruction, Continuing Education, Distance Education, College Library, Institutional Research and Assessment, Academic Support Center, Enrollment Management, and Student Services. During my tenure at Surry, I developed a reputation for innovation. In particular, I led the development of a novel program to support the local wine industry that resulted in Surry Community College becoming the only postsecondary institution on the east coast, with the exception of Cornell University, with a commercial teaching winery, vineyard, and enology laboratory. In fact, the program and its role in developing partnerships to support the region’s economic development were featured in the </text:span><text:span text:style-name="T5">New York Times</text:span><text:span text:style-name="T1">, the </text:span><text:span text:style-name="T5">London Financial Times</text:span><text:span text:style-name="T1">, and on </text:span><text:span text:style-name="T5">National Public Radio</text:span><text:span text:style-name="T1">. Currently, I am developing a certificate program for New Product Development to support and develop entrepreneurship. <text:s/></text:span></text:p>
      <text:p text:style-name="P1"/>
      <text:p text:style-name="P6">I understand the issues and trends affecting post-secondary education and have successfully applied creative approaches to transform Surry into a learning-centered college. During my tenure at the college, I have spearheaded a nationally recognized Learning Initiative and Quality Enhancement Plan. Specific activities include initiation of a professional development model in critical thinking, implementation of an institutional portfolio model for assessing learning outcomes, development of the college’s faculty evaluation model to accommodate a learning-centered perspective, and implementation of a First-Year Experience Progr</text:p>
      <text:p text:style-name="Standard"><text:span text:style-name="T1">These activities have resulted in national and international recognition for the college and recently culminated in attaining the Excellence in Critical Thinking Award at the 26th International Conference on Critical Thinking. This award was presented at the opening address and keynote session of the conference, which was attended by more than 400 international educators, government leaders, and business representatives. In addition to this honor, the college was featured in the </text:span>February ‘06 edition of the <text:span text:style-name="T6">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is featured in the SACS Accreditation Toolkit as an example of how colleges are using the <text:span text:style-name="T6">Community College of Survey of Student Engagement</text:span> (<text:span text:style-name="T6">CCSSE</text:span>) data to promote student learning throughout the accreditation review process. The Toolkit is featured on the <text:span text:style-name="T6">CCSSE</text:span> Website.</text:p>
      <text:p text:style-name="P1"/>
      <text:p text:style-name="P3"><text:span text:style-name="T1">In 2003, at the request of Dr. Terry O’Banion’s, I co-authored an article published in the League for Innovation in the Community College’s </text:span><text:span text:style-name="T5">Learning Abstracts</text:span><text:span text:style-name="T1"> to tell the Surry Community College story.am.</text:span></text:p>
      <text:p text:style-name="P1"><text:soft-page-break/><text:s/>For the last three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Also, at the request of the Southern Association for Colleges and Schools, I presented the college’s Quality Enhancement Plan at the annual conference in Nashville, TN; and the North Carolina Community College President’s Association recently requested that I conduct a workshop to provide an overview of our Learning Initiative. </text:p>
      <text:p text:style-name="P1"/>
      <text:p text:style-name="P1">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nd Alabama, I served as lead QEP evaluator as part of the SACS accreditation process. Also, I am currently serving on a special SACS investigative team to review accreditation issues at a large multi-campus and online university. </text:p>
      <text:p text:style-name="P1"/>
      <text:p text:style-name="P1">Enclosed is my resume for your review. I would like to be considered for the Assistant Professor’s position and look forward to beginning discussions soon.</text:p>
      <text:p text:style-name="P1"/>
      <text:p text:style-name="P1">Sincerely,</text:p>
      <text:p text:style-name="P1"/>
      <text:p text:style-name="P1"/>
      <text:p text:style-name="P1"/>
      <text:p text:style-name="P1">George S.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Helvetica, sans-serif"/>
    <style:font-face style:name="Mangal1" svg:font-family="Mangal"/>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06-11-16T10:58:00</meta:creation-date>
    <dc:date>2013-11-19T19:10:21.917000000</dc:date>
    <meta:print-date>2006-10-20T10:03:00</meta:print-date>
    <meta:editing-cycles>5</meta:editing-cycles>
    <meta:editing-duration>PT3M</meta:editing-duration>
    <meta:generator>LibreOffice/4.1.1.2$Windows_x86 LibreOffice_project/7e4286b58adc75a14f6d83f53a03b6c11fa2903</meta:generator>
    <meta:document-statistic meta:table-count="0" meta:image-count="0" meta:object-count="0" meta:page-count="2" meta:paragraph-count="16" meta:word-count="768" meta:character-count="5327" meta:non-whitespace-character-count="4570"/>
  </office:meta>
</office:document-meta>
</file>